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zcionka tekstu podstawowego" svg:font-family="&quot;Czcionka tekstu podstawoweg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402291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eColWithBigInt</text:p>
          </table:table-cell>
          <table:table-cell office:value-type="string" table:style-name="ce1">
            <text:p>StringCol</text:p>
          </table:table-cell>
          <table:table-cell table:number-columns-repeated="16382"/>
        </table:table-row>
        <table:table-row table:style-name="ro1">
          <table:table-cell office:value-type="date" office:date-value="2016-03-12T00:00:00" table:style-name="ce2">
            <text:p>Saturday, March 12, 2016</text:p>
          </table:table-cell>
          <table:table-cell office:value-type="string" table:style-name="ce1">
            <text:p>Marc Johnson</text:p>
          </table:table-cell>
          <table:table-cell table:number-columns-repeated="16382"/>
        </table:table-row>
        <table:table-row table:style-name="ro1">
          <table:table-cell office:value-type="date" office:date-value="2016-03-16T00:00:00" table:style-name="ce2">
            <text:p>Wednesday, March 16, 2016</text:p>
          </table:table-cell>
          <table:table-cell office:value-type="string" table:style-name="ce1">
            <text:p>Jack Black</text:p>
          </table:table-cell>
          <table:table-cell table:number-columns-repeated="16382"/>
        </table:table-row>
        <table:table-row table:style-name="ro1">
          <table:table-cell office:value-type="float" office:value="1E+20" table:style-name="ce2">
            <text:p>#######</text:p>
          </table:table-cell>
          <table:table-cell office:value-type="string" table:style-name="ce1">
            <text:p>Timothy Brown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Arkusz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zcionka tekstu podstawowego" svg:font-family="&quot;Czcionka tekstu podstawowego&quot;"/>
  </office:font-face-decls>
  <office:styles>
    <number:number-style style:name="N0">
      <number:number number:min-integer-digits="1"/>
    </number:number-style>
    <number:date-style style:name="N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zcionka tekstu podstawowego" style:font-name-asian="Czcionka tekstu podstawowego" style:font-name-complex="Czcionka tekstu podstawowego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pawel</meta:initial-creator>
    <dc:creator>Will Ayd</dc:creator>
    <meta:creation-date>2016-04-30T12:26:23Z</meta:creation-date>
    <dc:date>2019-06-29T16:44:37Z</dc:date>
  </office:meta>
</office:document-meta>
</file>